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MyriadProular" svg:font-family="MyriadProular"/>
    <style:font-face style:name="Liberation Serif1" svg:font-family="'Liberation Serif'" style:font-pitch="variable"/>
    <style:font-face style:name="MyriadProular1" svg:font-family="MyriadProular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ed1c24"/>
    </style:style>
    <style:style style:name="gr2" style:family="graphic" style:parent-style-name="standard">
      <style:graphic-properties draw:stroke="none" draw:fill="solid" draw:fill-color="#231f20"/>
    </style:style>
    <style:style style:name="gr3" style:family="graphic" style:parent-style-name="standard">
      <style:graphic-properties draw:stroke="none" draw:fill="solid" draw:fill-color="#ffffff"/>
    </style:style>
    <style:style style:name="P1" style:family="paragraph">
      <loext:graphic-properties draw:fill="solid" draw:fill-color="#ed1c24"/>
    </style:style>
    <style:style style:name="P2" style:family="paragraph">
      <loext:graphic-properties draw:fill="solid" draw:fill-color="#231f20"/>
    </style:style>
    <style:style style:name="P3" style:family="paragraph">
      <loext:graphic-properties draw:fill="solid" draw:fill-color="#ffffff"/>
    </style:style>
  </office:automatic-styles>
  <office:body>
    <office:drawing>
      <draw:page draw:name="page1" draw:style-name="dp1" draw:master-page-name="master-page3">
        <draw:path draw:style-name="gr1" draw:text-style-name="P1" draw:layer="layout" svg:width="9.864cm" svg:height="9.128cm" svg:x="2.01cm" svg:y="1.55cm" svg:viewBox="0 0 9865 9129" svg:d="M3057 9129c0 0-137-588-1537-2510-1511-2075-2549-4603 158-5664 1724-676 2610 898 2865 827 456-126 638-1782 3301-1782 2213 0 3400 2631-696 5483-3501 2435-4091 3646-4091 3646z">
          <text:p/>
        </draw:path>
        <draw:path draw:style-name="gr2" draw:text-style-name="P2" draw:layer="layout" svg:width="5.581cm" svg:height="7.338cm" svg:x="4.093cm" svg:y="2.997cm" svg:viewBox="0 0 5582 7339" svg:d="M3832 5c92 0 629-72 982 316 252 275 306 513 433 864 57 158 198 285 255 452 270 792-211 1484-452 2043-154 356-334 714-373 1061-85 760 76 1574-177 2200-82 203-185 432-511 393-574-68-389-1422-668-1827-127-185-496-385-786-334-328 58-457 545-550 904-92 355-168 932-451 1001-1027 251-479-1794-550-2377-50-406-365-932-532-1296-197-433-369-848-452-1356v-334c57-316 208-538 413-707 88-612 500-1017 1101-944 511 64 769 651 1297 571 472-72 506-596 1021-630z">
          <text:p/>
        </draw:path>
        <draw:path draw:style-name="gr3" draw:text-style-name="P3" draw:layer="layout" svg:width="4.518cm" svg:height="1.375cm" svg:x="4.59cm" svg:y="3.067cm" svg:viewBox="0 0 4519 1376" svg:d="M3418 1c-523 23-680 587-1139 648-670 89-935-658-1592-589-364 38-670 339-687 746 731-335 1438 334 2082 453 72-88-88-194-59-237 104 8 126 97 177 158 17-114 108-155 216-178-60 91-161 142-137 316 203 187 303-127 451-276 403-403 1303-446 1789-138-199-432-460-932-1101-903z">
          <text:p/>
        </draw:path>
        <draw:path draw:style-name="gr3" draw:text-style-name="P3" draw:layer="layout" svg:width="5.267cm" svg:height="6.163cm" svg:x="4.132cm" svg:y="3.831cm" svg:viewBox="0 0 5268 6164" svg:d="M3512 5175c46 431-14 1060 491 982 297-45 371-490 393-884 31-550-56-996-20-1494 34-466 275-968 413-1277 176-393 423-798 471-1237 87-783-583-1335-1296-1258-524 57-738 492-1081 629-373 149-639-106-1002-275-439-206-1191-586-1651-118-506 516-54 1634 178 2122 187 394 491 820 570 1277 101 585-202 1057-118 1769 33 280 193 565 452 530 260-35 348-648 432-923 176-577 296-1162 982-1062-19 59-140 16-137 98 650 103 858 510 923 1121z">
          <text:p/>
        </draw:path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MyriadProular" svg:font-family="MyriadProular"/>
    <style:font-face style:name="Liberation Serif1" svg:font-family="'Liberation Serif'" style:font-pitch="variable"/>
    <style:font-face style:name="MyriadProular1" svg:font-family="MyriadProular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6cm" fo:margin-bottom="1cm" fo:margin-left="0.1cm" fo:margin-right="0.1cm" fo:page-width="19cm" fo:page-height="11.99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dc:date>2020-08-23T13:06:02.943000000</dc:date>
    <meta:editing-duration>PT4M25S</meta:editing-duration>
    <meta:editing-cycles>2</meta:editing-cycles>
    <meta:generator>LibreOffice/6.4.4.2$Windows_X86_64 LibreOffice_project/3d775be2011f3886db32dfd395a6a6d1ca2630ff</meta:generator>
    <meta:document-statistic meta:object-count="4"/>
  </office:meta>
</office:document-meta>
</file>